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style:paragraph-properties fo:background-color="#eeeeee">
        <style:background-image/>
      </style:paragraph-properties>
    </style:style>
    <style:style style:name="P72" style:family="paragraph" style:parent-style-name="Text_20_body">
      <style:paragraph-properties fo:background-color="#eeeeee">
        <style:background-image/>
      </style:paragraph-properties>
      <style:text-properties fo:language="ru" fo:country="RU"/>
    </style:style>
    <style:style style:name="P73" style:family="paragraph" style:parent-style-name="Text_20_body">
      <style:paragraph-properties fo:text-align="justify" style:justify-single-word="false" fo:background-color="#eeeeee">
        <style:background-image/>
      </style:paragraph-properties>
      <style:text-properties fo:language="ru" fo:country="RU"/>
    </style:style>
    <style:style style:name="P74" style:family="paragraph" style:parent-style-name="First_20_line_20_indent">
      <style:paragraph-properties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6" style:family="paragraph" style:parent-style-name="Text_20_body">
      <style:paragraph-properties fo:margin-left="0cm" fo:margin-right="0cm" fo:text-align="justify" style:justify-single-word="false" fo:text-indent="0cm" style:auto-text-indent="false"/>
    </style:style>
    <style:style style:name="P77" style:family="paragraph" style:parent-style-name="Text_20_body">
      <style:paragraph-properties fo:margin-left="0cm" fo:margin-right="0cm" fo:text-align="justify" style:justify-single-word="false" fo:text-indent="0cm" style:auto-text-indent="false"/>
      <style:text-properties fo:color="#800000"/>
    </style:style>
    <style:style style:name="P78" style:family="paragraph" style:parent-style-name="Text_20_body">
      <style:paragraph-properties fo:margin-left="0cm" fo:margin-right="0cm" fo:text-align="center" style:justify-single-word="false" fo:text-indent="0cm" style:auto-text-indent="false"/>
    </style:style>
    <style:style style:name="P7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6" style:family="paragraph" style:parent-style-name="Heading_20_1">
      <style:paragraph-properties fo:margin-left="0cm" fo:margin-right="0cm" fo:text-align="center" style:justify-single-word="false" fo:text-indent="0.499cm" style:auto-text-indent="false"/>
    </style:style>
    <style:style style:name="P97" style:family="paragraph" style:parent-style-name="Heading_20_1">
      <style:paragraph-properties fo:background-color="#eeeeee">
        <style:background-image/>
      </style:paragraph-properties>
    </style:style>
    <style:style style:name="P98" style:family="paragraph" style:parent-style-name="Heading_20_2">
      <style:text-properties fo:language="en" fo:country="US"/>
    </style:style>
    <style:style style:name="P99" style:family="paragraph" style:parent-style-name="Heading_20_2">
      <style:text-properties fo:language="ru" fo:country="RU"/>
    </style:style>
    <style:style style:name="P100" style:family="paragraph" style:parent-style-name="Heading_20_2">
      <style:paragraph-properties fo:background-color="#eeeeee">
        <style:background-image/>
      </style:paragraph-properties>
    </style:style>
    <style:style style:name="P101" style:family="paragraph" style:parent-style-name="Heading_20_2">
      <style:paragraph-properties fo:background-color="#eeeeee">
        <style:background-image/>
      </style:paragraph-properties>
      <style:text-properties fo:language="ru" fo:country="RU"/>
    </style:style>
    <style:style style:name="P10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fo:color="#3333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232101261012293291" text:style-name="L1">
        <text:list-item>
          <text:p text:style-name="P103">добавить детектив <text:span text:style-name="T1">(реализовано)</text:span>+ магические уроки/трактаты Старсвирла</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8200972066818107494" text:style-name="L2">
        <text:list-item>
          <text:p text:style-name="P105">«Великие грифоны прошлого» - из канона (5<text:span text:style-name="T5">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text:soft-page-break/>«Основы Заклятий» - обмен</text:p>
        </text:list-item>
        <text:list-item>
          <text:p text:style-name="P10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526060486479261239"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98" text:outline-level="2">1. Терра</text:h>
      <text:p text:style-name="P17">музыка - кондовая электронная, холодная и отчаянная (Electronics “Disappointed”)</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4">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8">***</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text:span text:style-name="T5">3. </text:span>Кантерлот</text:h>
      <text:p text:style-name="P35">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1190381029070683762"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5">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text:soft-page-break/>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29"/>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text:soft-page-break/></text:p>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9"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text:soft-page-break/>–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5">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В дверях библиотеки появился знакомый силуэт.</text:p>
      <text:p text:style-name="P29">– Привет, твоё высочество! Тебя уже выпустили, или опять от докторов смылась?</text:p>
      <text:p text:style-name="P29"><text:soft-page-break/>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29">Селестия рассмеялась.</text:p>
      <text:p text:style-name="P29"><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 Вроде да. Хотя, по-моему, дело уже не в муравьях.</text:p>
      <text:p text:style-name="P29">– По-моему, тоже. – рассмеялась аликорница. – Продолжай...</text:p>
      <text:p text:style-name="P29"><text:soft-page-break/></text:p>
      <text:h text:style-name="Heading_20_2" text:outline-level="2"><text:span text:style-name="T5">6. </text:span>“Феникс”</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text:p>
      <text:p text:style-name="P29">– В 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29">– Здрасьте!</text:p>
      <text:p text:style-name="P29"><text:soft-page-break/>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месте.</text:p>
      <text:p text:style-name="P29">– Да? А как бы ты себя повёл? – заинтересовалась Селестия.</text:p>
      <text:p text:style-name="P29"><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6">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29">Взобравшись на боевой ход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пегасов получалось управлять движением облака. Они гнали тучу невидимыми силовыми полями, словно овчарки отару овец.</text:p>
      <text:p text:style-name="P29">– Здорово у них получается! Слаженность просто фантастическая! <text:s/>– вырвалось у меня. – Интересно, легко ли учиться в лётной школе? Какой процент учеников отсеивается в итоге?</text:p>
      <text:p text:style-name="P29">– Ты меня совсем не слушал, Макс. – мягко пожурила меня аликорница. – Именно про лётную школу я рассказывала тебе несколько минут назад.</text:p>
      <text:p text:style-name="P29"/>
      <text:h text:style-name="Heading_20_2" text:outline-level="2"/>
      <text:p text:style-name="P29"/>
      <text:p text:style-name="P29">&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29"/>
      <text:p text:style-name="P29"/>
      <text:p text:style-name="P50">Откуда-то с окраины парка донёсся еле слышный вопль:</text:p>
      <text:p text:style-name="P50">– Индиго-о-о! Индиго-о-о-о! Домой!! Где эта несносная кобылка?!</text:p>
      <text:p text:style-name="P50">Я вспомнил утреннюю встречу.</text:p>
      <text:p text:style-name="P50">– У меня к тебе просьба от одной весьма бойкой особы.</text:p>
      <text:p text:style-name="P50">– Да? – отвлеклась от мрачных дум аликорница.</text:p>
      <text:p text:style-name="P50">– Некая Индиго Мэдтроттер просила тебя найти её подружку, Шейлу Блюскай. Якобы, она пропала.</text:p>
      <text:p text:style-name="P50"><text:soft-page-break/>– Шейла? – Селестия тёрла копытом висок, старалась освежить память. – Да-да, помню её.</text:p>
      <text:p text:style-name="P50"/>
      <text:p text:style-name="P50"/>
      <text:p text:style-name="P50">&lt;Индиго Мэдтроттер утратила Шейлу Блюскай. Селестия вспоминает эпизод с Шейлой.&gt;</text:p>
      <text:p text:style-name="P50"/>
      <text:p text:style-name="P50">&lt;<text:span text:style-name="T11">(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46">– Тьфу!</text:p>
      <text:p text:style-name="P50"><text:span text:style-name="T11">– <text:s/>Мне очень жаль...</text:span>&gt;</text:p>
      <text:p text:style-name="P50"/>
      <text:p text:style-name="P49"><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8"/>
      <text:p text:style-name="P47"/>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text:soft-page-break/>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4"/>
      <text:p text:style-name="P37">***</text:p>
      <text:p text:style-name="P40"/>
      <text:p text:style-name="P36"><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0" text:outline-level="2"><text:soft-page-break/>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oft-page-break/><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меня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100"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oft-page-break/><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text:soft-page-break/></text:p>
      <text:h text:style-name="P100"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oft-page-break/><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text:soft-page-break/>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oft-page-break/><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100"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text:soft-page-break/>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0"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oft-page-break/><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oft-page-break/><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text:soft-page-break/></text:p>
      <text:h text:style-name="P100" text:outline-level="2">В библиотеке замка Селестии</text:h>
      <text:p text:style-name="P71"/>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0"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soft-page-break/>***</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oft-page-break/><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text:soft-page-break/>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text:span><text:soft-page-break/><text:span text:style-name="T11">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0"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oft-page-break/><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0"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oft-page-break/><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0" text:outline-level="2">Сон Макса</text:h>
      <text:p text:style-name="P71"/>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0"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oft-page-break/><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100"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oft-page-break/><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0"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oft-page-break/><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0"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text:soft-page-break/>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0"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0"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100"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oft-page-break/><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100"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text:soft-page-break/>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100" text:outline-level="2">Поиск решения</text:h>
      <text:p text:style-name="P71"/>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100"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soft-page-break/>***</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text:soft-page-break/>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100"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text:soft-page-break/>–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0"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text:soft-page-break/>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text:span><text:soft-page-break/><text:span text:style-name="T11">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0"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text:soft-page-break/>–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0" text:outline-level="2">След?</text:h>
      <text:p text:style-name="P71"/>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0"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3183831472006892622" text:style-name="L5">
        <text:list-header>
          <text:p text:style-name="P10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20341087" text:continue-numbering="true" text:style-name="L5">
        <text:list-header>
          <text:p text:style-name="P108">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56011" text:continue-numbering="true" text:style-name="L5">
        <text:list-header>
          <text:p text:style-name="P108">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56607" text:continue-numbering="true" text:style-name="L5">
        <text:list-header>
          <text:p text:style-name="P108">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01" text:outline-level="2">Почти.</text:h>
      <text:p text:style-name="P72"/>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01" text:outline-level="2">Дискорд</text:h>
      <text:p text:style-name="P71"/>
      <text:p text:style-name="P72">Девушки поспешно собирались, пока я растолковывал им задачу.</text:p>
      <text:p text:style-name="P7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5">– </text:span>Это тот твой приятель, который разбился с полгода назад? – спросила Эпплджек.</text:p>
      <text:p text:style-name="P72"><text:span text:style-name="T5">– </text:span>Да, это он.</text:p>
      <text:p text:style-name="P72"><text:span text:style-name="T5">– </text:span>А как мы попадём в его квартиру? Там сейчас кто-то живёт? – Флаттершай прыгала на одной ноге, натягивая кед.</text:p>
      <text:p text:style-name="P7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5">– </text:span>Макс, что случилось? У нас проблемы?</text:p>
      <text:p text:style-name="P7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3"><text:span text:style-name="T5">– </text:span>Нет нужды. Лучше станьте-ка сзади меня так, чтобы заслонить от этих бабулек и от вооон той камеры наблюдения.</text:p>
      <text:list xml:id="list6384039268595833056" text:style-name="L6">
        <text:list-header>
          <text:p text:style-name="P10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oft-page-break/><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5048382849065996482" text:style-name="L7">
        <text:list-header>
          <text:p text:style-name="P10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00"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text:soft-page-break/>–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text:soft-page-break/>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text:soft-page-break/>–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text:soft-page-break/>–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00"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7"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text:soft-page-break/></text:p>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text:soft-page-break/>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text:soft-page-break/>–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2377557606671068346" text:style-name="L8">
        <text:list-header>
          <text:p text:style-name="P110">(<text:span text:style-name="T17">Луна — как повелительница снов, слышала разговор Макса с Анакорном</text:span>)</text:p>
          <text:p text:style-name="P111"/>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text:soft-page-break/></text:p>
      <text:h text:style-name="P100"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21T00:16:42.21</dc:date>
    <meta:editing-duration>P46DT8H25M38S</meta:editing-duration>
    <meta:editing-cycles>1921</meta:editing-cycles>
    <meta:generator>OpenOffice/4.1.1$Win32 OpenOffice.org_project/411m6$Build-9775</meta:generator>
    <meta:document-statistic meta:table-count="0" meta:image-count="0" meta:object-count="0" meta:page-count="120" meta:paragraph-count="2498" meta:word-count="57711" meta:character-count="366593"/>
    <dc:creator>макс </dc:creator>
  </office:meta>
</office:document-meta>
</file>